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049cm"/>
    </style:style>
    <style:style style:name="co3" style:family="table-column">
      <style:table-column-properties fo:break-before="auto" style:column-width="4.3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1021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une*9</text:p>
          </table:table-cell>
          <table:table-cell table:style-name="ce3" office:value-type="string" calcext:value-type="string">
            <text:p>Event Tyoes Of HTML Debouncing</text:p>
          </table:table-cell>
          <table:table-cell table:style-name="ce6" office:value-type="string" calcext:value-type="string">
            <text:p>Pend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une*14</text:p>
          </table:table-cell>
          <table:table-cell table:style-name="ce3" office:value-type="string" calcext:value-type="string">
            <text:p>React Exercise 13-june</text:p>
          </table:table-cell>
          <table:table-cell table:style-name="ce7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June*23</text:p>
          </table:table-cell>
          <table:table-cell table:style-name="ce3" office:value-type="string" calcext:value-type="string">
            <text:p>Names,Nums,Vowels</text:p>
          </table:table-cell>
          <table:table-cell table:style-name="ce7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5" office:value-type="string" calcext:value-type="string">
            <text:p>It’s in the <text:a xlink:href="" xlink:type="simple">🎡React Exercises</text:a> - under title of “June 26, Fri”</text:p>
          </table:table-cell>
          <table:table-cell table:style-name="ce6" office:value-type="string" calcext:value-type="string">
            <text:p>Pending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June*16</text:p>
          </table:table-cell>
          <table:table-cell table:style-name="ce3" office:value-type="string" calcext:value-type="string">
            <text:p>Read Article In React-04 Tab</text:p>
          </table:table-cell>
          <table:table-cell table:style-name="ce6" office:value-type="string" calcext:value-type="string">
            <text:p>Pending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Vowels Count</text:p>
          </table:table-cell>
          <table:table-cell table:style-name="ce7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First Char</text:p>
          </table:table-cell>
          <table:table-cell table:style-name="ce7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Re-Usable Components</text:p>
          </table:table-cell>
          <table:table-cell table:style-name="ce7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Move This OnClick</text:p>
          </table:table-cell>
          <table:table-cell table:style-name="ce7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June*19</text:p>
          </table:table-cell>
          <table:table-cell table:style-name="ce5" office:value-type="string" calcext:value-type="string">
            <text:p>Read colspan and rowspan attributes in html.</text:p>
          </table:table-cell>
          <table:table-cell table:style-name="ce6" office:value-type="string" calcext:value-type="string">
            <text:p>Pending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5" office:value-type="string" calcext:value-type="string">
            <text:p>Download <text:a xlink:href="https://github.com/gani-paircode/react-b3/tree/main" xlink:type="simple">react-b3</text:a> repo. Run it. Have a look of the new component &lt;SnehMilan /&gt; </text:p>
          </table:table-cell>
          <table:table-cell table:style-name="ce7" office:value-type="string" calcext:value-type="string">
            <text:p>Don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5" office:value-type="string" calcext:value-type="string">
            <text:p>Understand the code of it. 1. State of the component (What data it contains) 2. 4 Reports 3. Add Member form.</text:p>
          </table:table-cell>
          <table:table-cell table:style-name="ce7" office:value-type="string" calcext:value-type="string">
            <text:p>Done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June*26</text:p>
          </table:table-cell>
          <table:table-cell table:style-name="ce5" office:value-type="string" calcext:value-type="string">
            <text:p>1) Finish pending homework. 2) Finish git setup on local. - You should be able to create new repo on github, clone it, raise new PR by creating new branch. 3) Crate one repo on local &amp; push it on github.com - Link to follow 4) Fork our react repo (react-b3), Rename SnehMilan folder to Community, Raise PR and share the PR’s URL to me.</text:p>
          </table:table-cell>
          <table:table-cell table:style-name="ce7" office:value-type="string" calcext:value-type="string">
            <text:p>Done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June*27</text:p>
          </table:table-cell>
          <table:table-cell table:style-name="ce5" office:value-type="string" calcext:value-type="string">
            <text:p>Check code comments on this PR. <text:a xlink:href="https://github.com/gani-paircode/react-b3/pull/11" xlink:type="simple">#11[WDTPR] React code review - vowels componentClosed</text:a> Build this page - <text:a xlink:href="https://zzjrqs.csb.app/" xlink:type="simple">https://zzjrqs.csb.app/</text:a> Maximum 3 items can be opened at a time. When you open 4th item, the very 1st will be closed.</text:p>
          </table:table-cell>
          <table:table-cell table:style-name="ce7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React Memo reading</text:p>
          </table:table-cell>
          <table:table-cell table:style-name="ce6" office:value-type="string" calcext:value-type="string">
            <text:p>Pending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14:28:33.939087970</meta:creation-date>
    <dc:date>2023-07-04T14:49:04.387851697</dc:date>
    <meta:editing-duration>PT8M10S</meta:editing-duration>
    <meta:editing-cycles>2</meta:editing-cycles>
    <meta:generator>LibreOffice/7.3.7.2$Linux_X86_64 LibreOffice_project/30$Build-2</meta:generator>
    <meta:document-statistic meta:table-count="1" meta:cell-count="40" meta:object-count="0"/>
  </office:meta>
</office:document-meta>
</file>